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modern" style:font-pitch="fixed"/>
    <style:font-face style:name="FreeSans" svg:font-family="FreeSans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roman" style:font-pitch="variable"/>
    <style:font-face style:name="Lohit Hindi3" svg:font-family="'Lohit Hindi'" style:font-family-generic="system" style:font-pitch="variable"/>
    <style:font-face style:name="Monospace" svg:font-family="Monospace"/>
    <style:font-face style:name="Monospace1" svg:font-family="Monospace" style:font-pitch="variable"/>
    <style:font-face style:name="Monospace2" svg:font-family="Monospace" style:font-family-generic="roman" style:font-pitch="variable"/>
    <style:font-face style:name="OpenSymbol" svg:font-family="OpenSymbol" style:font-charset="x-symbol"/>
    <style:font-face style:name="Tahoma" svg:font-family="Tahoma" style:font-family-generic="roman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officeooo:rsid="0023bc39" officeooo:paragraph-rsid="0023bc39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rsid="00126f44" officeooo:paragraph-rsid="00126f44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rsid="00253e73" officeooo:paragraph-rsid="0046e2dd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rsid="00279058" officeooo:paragraph-rsid="00279058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rsid="00279058" officeooo:paragraph-rsid="002869c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268c58" officeooo:paragraph-rsid="00268c58" style:font-weight-asian="bold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2869ce" officeooo:paragraph-rsid="002869ce" style:font-weight-asian="bold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4eefc5" officeooo:paragraph-rsid="004eefc5" style:font-weight-asian="bold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2869c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4eefc5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42e6d8" officeooo:paragraph-rsid="0043b650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43b650" officeooo:paragraph-rsid="0043b650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43b650" officeooo:paragraph-rsid="0046e2dd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46e2dd" officeooo:paragraph-rsid="0046e2d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46e2dd" officeooo:paragraph-rsid="004e8ef4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46f828" officeooo:paragraph-rsid="0046f828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rsid="004c134a" officeooo:paragraph-rsid="004c134a"/>
    </style:style>
    <style:style style:name="P18" style:family="paragraph" style:parent-style-name="Preformatted_20_Text">
      <style:paragraph-properties fo:margin-left="0cm" fo:margin-right="0cm" fo:text-indent="0cm" style:auto-text-indent="false"/>
      <style:text-properties officeooo:rsid="004c134a" officeooo:paragraph-rsid="004c134a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rsid="004c134a" officeooo:paragraph-rsid="004eefc5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rsid="004eefc5" officeooo:paragraph-rsid="004eefc5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rsid="004afe40" officeooo:paragraph-rsid="004ddca2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paragraph-rsid="0051ce8c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51ce8c" officeooo:paragraph-rsid="0051ce8c" style:font-weight-asian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Liberation Serif1" fo:font-size="12pt" officeooo:rsid="0048cd5e" officeooo:paragraph-rsid="0048cd5e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Liberation Serif1" fo:font-size="12pt" officeooo:rsid="004ddca2" officeooo:paragraph-rsid="004ddca2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Liberation Serif1" fo:font-size="12pt" officeooo:rsid="004ddca2" officeooo:paragraph-rsid="004e8ef4" style:font-size-asian="12pt" style:font-size-complex="12pt"/>
    </style:style>
    <style:style style:name="P27" style:family="paragraph" style:parent-style-name="Text_20_body">
      <style:paragraph-properties fo:text-align="center" style:justify-single-word="false"/>
      <style:text-properties fo:font-size="10pt" officeooo:rsid="00126f44" style:font-size-asian="8.75pt" style:font-size-complex="10pt"/>
    </style:style>
    <style:style style:name="P28" style:family="paragraph" style:parent-style-name="Text_20_body">
      <style:text-properties officeooo:rsid="002c0158" officeooo:paragraph-rsid="00490f21"/>
    </style:style>
    <style:style style:name="P29" style:family="paragraph" style:parent-style-name="Text_20_body">
      <style:text-properties fo:color="#000000" loext:opacity="100%" style:text-outline="false" style:text-line-through-style="none" style:text-line-through-type="none" style:font-name="Monospace2" fo:font-size="10pt" fo:font-style="normal" fo:text-shadow="none" style:text-underline-style="none" fo:font-weight="normal" officeooo:rsid="002b79f9" officeooo:paragraph-rsid="0048cd5e" style:font-size-asian="10pt" style:font-style-asian="normal" style:font-weight-asian="normal" style:font-size-complex="12pt"/>
    </style:style>
    <style:style style:name="P30" style:family="paragraph" style:parent-style-name="Text_20_body">
      <style:text-properties fo:color="#000000" loext:opacity="100%" style:text-outline="false" style:text-line-through-style="none" style:text-line-through-type="none" style:font-name="Monospace2" fo:font-size="10pt" fo:font-style="normal" fo:text-shadow="none" style:text-underline-style="none" fo:font-weight="normal" officeooo:rsid="002b79f9" officeooo:paragraph-rsid="00490f21" style:font-size-asian="10pt" style:font-style-asian="normal" style:font-weight-asian="normal" style:font-size-complex="12pt"/>
    </style:style>
    <style:style style:name="P31" style:family="paragraph" style:parent-style-name="Text_20_body">
      <style:text-properties fo:color="#000000" loext:opacity="100%" style:text-outline="false" style:text-line-through-style="none" style:text-line-through-type="none" style:font-name="Monospace2" fo:font-size="10pt" fo:font-style="normal" fo:text-shadow="none" style:text-underline-style="none" fo:font-weight="normal" officeooo:rsid="002b79f9" officeooo:paragraph-rsid="004ddca2" style:font-size-asian="10pt" style:font-style-asian="normal" style:font-weight-asian="normal" style:font-size-complex="12pt"/>
    </style:style>
    <style:style style:name="P32" style:family="paragraph" style:parent-style-name="Text_20_body">
      <style:text-properties fo:color="#000000" loext:opacity="100%" style:text-outline="false" style:text-line-through-style="none" style:text-line-through-type="none" style:font-name="Monospace2" fo:font-size="10pt" fo:font-style="normal" fo:text-shadow="none" style:text-underline-style="none" fo:font-weight="normal" officeooo:rsid="002b79f9" officeooo:paragraph-rsid="004e8ef4" style:font-size-asian="10pt" style:font-style-asian="normal" style:font-weight-asian="normal" style:font-size-complex="12pt"/>
    </style:style>
    <style:style style:name="P33" style:family="paragraph" style:parent-style-name="Text_20_body">
      <style:text-properties officeooo:rsid="004ddca2" officeooo:paragraph-rsid="004ddca2"/>
    </style:style>
    <style:style style:name="P34" style:family="paragraph" style:parent-style-name="Text_20_body">
      <style:text-properties officeooo:rsid="004ddca2" officeooo:paragraph-rsid="004e8ef4"/>
    </style:style>
    <style:style style:name="P35" style:family="paragraph" style:parent-style-name="Text_20_body">
      <style:text-properties officeooo:rsid="004e8ef4" officeooo:paragraph-rsid="004e8ef4"/>
    </style:style>
    <style:style style:name="P36" style:family="paragraph" style:parent-style-name="Text_20_body">
      <style:text-properties officeooo:rsid="004e8ef4" officeooo:paragraph-rsid="004ddca2"/>
    </style:style>
    <style:style style:name="P37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2pt" officeooo:paragraph-rsid="0042e6d8"/>
    </style:style>
    <style:style style:name="P38" style:family="paragraph" style:parent-style-name="Heading">
      <style:paragraph-properties fo:text-align="center" style:justify-single-word="false"/>
      <style:text-properties officeooo:paragraph-rsid="0042e6d8"/>
    </style:style>
    <style:style style:name="P39" style:family="paragraph" style:parent-style-name="Text_20_body" style:list-style-name="L1">
      <style:text-properties officeooo:rsid="00490f21" officeooo:paragraph-rsid="00490f21"/>
    </style:style>
    <style:style style:name="P40" style:family="paragraph" style:parent-style-name="Text_20_body" style:list-style-name="L1">
      <style:text-properties officeooo:rsid="0048cd5e" officeooo:paragraph-rsid="00490f21"/>
    </style:style>
    <style:style style:name="P41" style:family="paragraph" style:parent-style-name="Text_20_body" style:list-style-name="L1">
      <style:text-properties style:font-name="Liberation Serif1" fo:font-size="12pt" officeooo:rsid="0048cd5e" officeooo:paragraph-rsid="0048cd5e" style:font-size-asian="12pt" style:font-size-complex="12pt"/>
    </style:style>
    <style:style style:name="P42" style:family="paragraph" style:parent-style-name="Text_20_body" style:list-style-name="L2">
      <style:text-properties officeooo:rsid="004eefc5" officeooo:paragraph-rsid="004eefc5"/>
    </style:style>
    <style:style style:name="P43" style:family="paragraph" style:parent-style-name="Text_20_body" style:list-style-name="L3">
      <style:text-properties officeooo:rsid="004eefc5" officeooo:paragraph-rsid="004eefc5"/>
    </style:style>
    <style:style style:name="P44" style:family="paragraph" style:parent-style-name="Text_20_body" style:list-style-name="L2">
      <style:text-properties officeooo:rsid="004c134a" officeooo:paragraph-rsid="004eefc5"/>
    </style:style>
    <style:style style:name="P45" style:family="paragraph" style:parent-style-name="Text_20_body" style:list-style-name="L2">
      <style:text-properties officeooo:rsid="004ddca2" officeooo:paragraph-rsid="004ddca2"/>
    </style:style>
    <style:style style:name="P46" style:family="paragraph" style:parent-style-name="Text_20_body" style:list-style-name="L2">
      <style:text-properties officeooo:rsid="004e8ef4" officeooo:paragraph-rsid="004e8ef4"/>
    </style:style>
    <style:style style:name="P47" style:family="paragraph">
      <style:paragraph-properties fo:margin-left="0.499cm" fo:margin-right="0cm" fo:text-align="start" fo:text-indent="0cm" style:text-autospace="none" style:writing-mode="lr-tb"/>
      <style:text-properties fo:color="#646464" loext:opacity="100%" style:font-name="Monospace" fo:font-size="8pt" style:text-underline-style="none" style:font-name-asian="Monospace" style:font-size-asian="8pt" style:font-name-complex="Monospace" style:font-size-complex="8pt"/>
    </style:style>
    <style:style style:name="P48" style:family="paragraph">
      <loext:graphic-properties draw:fill-color="#ffffff"/>
      <style:paragraph-properties fo:margin-left="0.499cm" fo:margin-right="0cm" fo:text-align="start" fo:text-indent="0cm" style:text-autospace="none" style:writing-mode="lr-tb"/>
      <style:text-properties fo:color="#646464" loext:opacity="100%" style:font-name="Monospace" fo:font-size="8pt" style:text-underline-style="none" style:font-name-asian="Monospace" style:font-size-asian="8pt" style:font-name-complex="Monospace" style:font-size-complex="8pt"/>
    </style:style>
    <style:style style:name="P49" style:family="paragraph">
      <style:paragraph-properties fo:margin-left="0.499cm" fo:margin-right="0cm" fo:text-align="start" fo:text-indent="0cm" style:text-autospace="none" style:writing-mode="lr-tb"/>
      <style:text-properties fo:color="#646464" loext:opacity="100%" style:font-name="Monospace" fo:font-size="10pt" style:font-name-asian="Monospace" style:font-size-asian="10pt" style:font-name-complex="Monospace" style:font-size-complex="10pt"/>
    </style:style>
    <style:style style:name="P50" style:family="paragraph">
      <loext:graphic-properties draw:fill-color="#ffffff"/>
      <style:paragraph-properties fo:margin-left="0.499cm" fo:margin-right="0cm" fo:text-align="start" fo:text-indent="0cm" style:text-autospace="none" style:writing-mode="lr-tb"/>
      <style:text-properties fo:color="#646464" loext:opacity="100%" style:font-name="Monospace" fo:font-size="10pt" style:font-name-asian="Monospace" style:font-size-asian="10pt" style:font-name-complex="Monospace" style:font-size-complex="10pt"/>
    </style:style>
    <style:style style:name="P51" style:family="paragraph">
      <style:paragraph-properties fo:margin-left="0.499cm" fo:margin-right="0cm" fo:text-align="start" fo:text-indent="0cm" style:text-autospace="none" style:writing-mode="lr-tb"/>
      <style:text-properties style:font-name="Monospace2" fo:font-size="10pt" style:font-name-complex="Monospace2"/>
    </style:style>
    <style:style style:name="P52" style:family="paragraph">
      <loext:graphic-properties draw:fill-color="#ffffff"/>
      <style:paragraph-properties fo:margin-left="0.499cm" fo:margin-right="0cm" fo:text-align="start" fo:text-indent="0cm" style:writing-mode="lr-tb"/>
      <style:text-properties style:font-name="Monospace2" fo:font-size="10pt" style:font-name-complex="Monospace2"/>
    </style:style>
    <style:style style:name="P53" style:family="paragraph">
      <style:paragraph-properties fo:margin-left="1cm" fo:margin-right="0cm" fo:text-align="start" fo:text-indent="0cm" style:writing-mode="lr-tb"/>
      <style:text-properties style:font-name="Monospace2" fo:font-size="10pt" style:font-name-complex="Monospace2"/>
    </style:style>
    <style:style style:name="P54" style:family="paragraph">
      <loext:graphic-properties draw:fill-color="#ffffff"/>
      <style:paragraph-properties fo:margin-left="1cm" fo:margin-right="0cm" fo:text-align="start" fo:text-indent="0cm" style:writing-mode="lr-tb"/>
      <style:text-properties style:font-name="Monospace2" fo:font-size="10pt" style:font-name-complex="Monospace2"/>
    </style:style>
    <style:style style:name="T1" style:family="text">
      <style:text-properties officeooo:rsid="00126f44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23bc39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43b650" style:font-size-asian="20pt" style:font-weight-asian="bold" style:font-size-complex="20pt" style:font-weight-complex="bold"/>
    </style:style>
    <style:style style:name="T5" style:family="text">
      <style:text-properties officeooo:rsid="0027905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869ce" style:font-weight-asian="bold" style:font-weight-complex="bold"/>
    </style:style>
    <style:style style:name="T8" style:family="text">
      <style:text-properties fo:font-weight="bold" officeooo:rsid="004ddca2" style:font-weight-asian="bold" style:font-weight-complex="bold"/>
    </style:style>
    <style:style style:name="T9" style:family="text">
      <style:text-properties fo:font-weight="bold" officeooo:rsid="004e8ef4" style:font-weight-asian="bold" style:font-weight-complex="bold"/>
    </style:style>
    <style:style style:name="T10" style:family="text">
      <style:text-properties fo:font-weight="bold" officeooo:rsid="004c134a" style:font-weight-asian="bold" style:font-weight-complex="bold"/>
    </style:style>
    <style:style style:name="T11" style:family="text">
      <style:text-properties officeooo:rsid="002a081a"/>
    </style:style>
    <style:style style:name="T12" style:family="text">
      <style:text-properties officeooo:rsid="0043b650"/>
    </style:style>
    <style:style style:name="T13" style:family="text">
      <style:text-properties officeooo:rsid="00456fea"/>
    </style:style>
    <style:style style:name="T14" style:family="text">
      <style:text-properties officeooo:rsid="0046e2dd"/>
    </style:style>
    <style:style style:name="T1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/>
    </style:style>
    <style:style style:name="T1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b79f9" style:font-style-asian="normal" style:font-weight-asian="normal"/>
    </style:style>
    <style:style style:name="T1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490f21" style:font-style-asian="normal" style:font-weight-asian="normal"/>
    </style:style>
    <style:style style:name="T1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4c134a" style:font-style-asian="normal" style:font-weight-asian="normal"/>
    </style:style>
    <style:style style:name="T1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4e8ef4" style:font-style-asian="normal" style:font-weight-asian="normal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/>
    </style:style>
    <style:style style:name="T21" style:family="text"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ddca2" style:font-size-asian="12pt" style:font-style-asian="normal" style:font-weight-asian="normal" style:font-size-complex="12pt"/>
    </style:style>
    <style:style style:name="T22" style:family="text">
      <style:text-properties officeooo:rsid="004c134a"/>
    </style:style>
    <style:style style:name="T23" style:family="text">
      <style:text-properties officeooo:rsid="004ddca2"/>
    </style:style>
    <style:style style:name="T24" style:family="text">
      <style:text-properties officeooo:rsid="004e8ef4"/>
    </style:style>
    <style:style style:name="T25" style:family="text">
      <style:text-properties officeooo:rsid="0050030b"/>
    </style:style>
    <style:style style:name="T26" style:family="text">
      <style:text-properties officeooo:rsid="0056154e"/>
    </style:style>
    <style:style style:name="T27" style:family="text">
      <style:text-properties officeooo:rsid="00580d57"/>
    </style:style>
    <style:style style:name="T28" style:family="text">
      <style:text-properties officeooo:rsid="0059e955"/>
    </style:style>
    <style:style style:name="T29" style:family="text">
      <style:text-properties fo:color="#008080" loext:opacity="100%" style:font-name="Monospace" fo:font-size="8pt" style:text-underline-style="none" style:font-name-asian="Monospace" style:font-size-asian="8pt" style:font-name-complex="Monospace" style:font-size-complex="8pt"/>
    </style:style>
    <style:style style:name="T30" style:family="text">
      <style:text-properties fo:color="#3f7f7f" loext:opacity="100%" style:font-name="Monospace" fo:font-size="8pt" style:text-underline-style="none" style:font-name-asian="Monospace" style:font-size-asian="8pt" style:font-name-complex="Monospace" style:font-size-complex="8pt"/>
    </style:style>
    <style:style style:name="T31" style:family="text">
      <style:text-properties fo:color="#000000" loext:opacity="100%" style:font-name="Monospace" fo:font-size="8pt" style:text-underline-style="none" style:font-name-asian="Monospace" style:font-size-asian="8pt" style:font-name-complex="Monospace" style:font-size-complex="8pt"/>
    </style:style>
    <style:style style:name="T32" style:family="text">
      <style:text-properties fo:color="#7f007f" loext:opacity="100%" style:font-name="Monospace" fo:font-size="8pt" style:text-underline-style="none" style:font-name-asian="Monospace" style:font-size-asian="8pt" style:font-name-complex="Monospace" style:font-size-complex="8pt"/>
    </style:style>
    <style:style style:name="T33" style:family="text">
      <style:text-properties fo:color="#3c3c3c" loext:opacity="100%" style:font-name="Monospace" fo:font-size="8pt" style:text-underline-style="none" style:font-name-asian="Monospace" style:font-size-asian="8pt" style:font-name-complex="Monospace" style:font-size-complex="8pt"/>
    </style:style>
    <style:style style:name="T34" style:family="text">
      <style:text-properties fo:color="#2a00ff" loext:opacity="100%" style:font-name="Monospace" fo:font-size="8pt" fo:font-style="italic" style:text-underline-style="none" style:font-name-asian="Monospace" style:font-size-asian="8pt" style:font-style-asian="italic" style:font-name-complex="Monospace" style:font-size-complex="8pt" style:font-style-complex="italic"/>
    </style:style>
    <style:style style:name="T35" style:family="text">
      <style:text-properties fo:color="#7f0055" loext:opacity="100%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6" style:family="text">
      <style:text-properties fo:color="#000000" loext:opacity="100%" style:font-name="Monospace" fo:font-size="10pt" style:font-name-asian="Monospace" style:font-size-asian="10pt" style:font-name-complex="Monospace" style:font-size-complex="10pt"/>
    </style:style>
    <style:style style:name="T37" style:family="text">
      <style:text-properties fo:color="#0000c0" loext:opacity="100%" style:font-name="Monospace" fo:font-size="10pt" style:font-name-asian="Monospace" style:font-size-asian="10pt" style:font-name-complex="Monospace" style:font-size-complex="10pt"/>
    </style:style>
    <style:style style:name="T38" style:family="text">
      <style:text-properties fo:color="#646464" loext:opacity="100%" style:font-name="Monospace" fo:font-size="10pt" style:font-name-asian="Monospace" style:font-size-asian="10pt" style:font-name-complex="Monospace" style:font-size-complex="10pt"/>
    </style:style>
    <style:style style:name="T39" style:family="text">
      <style:text-properties fo:color="#2a00ff" loext:opacity="100%" style:font-name="Monospace" fo:font-size="10pt" style:font-name-asian="Monospace" style:font-size-asian="10pt" style:font-name-complex="Monospace" style:font-size-complex="10pt"/>
    </style:style>
    <style:style style:name="T40" style:family="text">
      <style:text-properties fo:color="#6a3e3e" loext:opacity="100%" style:font-name="Monospace" fo:font-size="10pt" style:font-name-asian="Monospace" style:font-size-asian="10pt" style:font-name-complex="Monospace" style:font-size-complex="10pt"/>
    </style:style>
    <style:style style:name="T41" style:family="text">
      <style:text-properties style:font-name="Monospace2" fo:font-size="10pt" style:font-name-asian="Monospace" style:font-size-asian="10pt" style:font-name-complex="Monospace2" style:font-size-complex="10pt"/>
    </style:style>
    <style:style style:name="T42" style:family="text">
      <style:text-properties fo:color="#000000" loext:opacity="100%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43" style:family="text">
      <style:text-properties fo:color="#000000" loext:opacity="100%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44" style:family="text">
      <style:text-properties fo:color="#646464" loext:opacity="100%" style:font-name="Monospace2" fo:font-size="10pt" style:font-name-complex="Monospace2"/>
    </style:style>
    <style:style style:name="T45" style:family="text">
      <style:text-properties fo:color="#000000" loext:opacity="100%" style:font-name="Monospace2" fo:font-size="10pt" style:text-underline-style="solid" style:text-underline-width="auto" style:text-underline-color="font-color" style:font-name-complex="Monospace2"/>
    </style:style>
    <style:style style:name="T46" style:family="text">
      <style:text-properties fo:color="#000000" loext:opacity="100%" style:font-name="Monospace2" fo:font-size="10pt" style:font-name-complex="Monospace2"/>
    </style:style>
    <style:style style:name="T47" style:family="text">
      <style:text-properties fo:color="#2a00ff" loext:opacity="100%" style:font-name="Monospace2" fo:font-size="10pt" style:font-name-complex="Monospace2"/>
    </style:style>
    <style:style style:name="T48" style:family="text">
      <style:text-properties fo:color="#7f0055" loext:opacity="100%" style:font-name="Monospace2" fo:font-size="10pt" fo:font-weight="bold" style:font-weight-asian="bold" style:font-name-complex="Monospace2" style:font-weight-complex="bold"/>
    </style:style>
    <style:style style:name="T49" style:family="text">
      <style:text-properties fo:color="#6a3e3e" loext:opacity="100%" style:font-name="Monospace2" fo:font-size="10pt" style:font-name-complex="Monospace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7.338cm" fo:min-width="15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ffff" draw:textarea-horizontal-align="justify" draw:textarea-vertical-align="middle" draw:auto-grow-height="false" fo:min-height="4.609cm" fo:min-width="15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fffff" draw:textarea-horizontal-align="justify" draw:textarea-vertical-align="middle" draw:auto-grow-height="false" fo:min-height="6.332cm" fo:min-width="15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ffffff" draw:textarea-horizontal-align="justify" draw:textarea-vertical-align="middle" draw:auto-grow-height="false" fo:min-height="4.736cm" fo:min-width="15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4">Exercise with</text:span><text:span text:style-name="T2"> </text:span><text:span text:style-name="T3">Web Services</text:span></text:p>
      <text:p text:style-name="P37">Daniel Hagimont <text:s text:c="4"/><text:span text:style-name="T28">daniel.</text:span><text:span text:style-name="T1">h</text:span>agimont@<text:span text:style-name="T28">irit</text:span>.fr</text:p>
      <text:p text:style-name="P27"/>
      <text:p text:style-name="P12">The objective of this exercise is to experiment with Web Services (WS). We will use WS in the 2 modes: SOAP and REST.</text:p>
      <text:p text:style-name="P12">We will use 3 software:</text:p>
      <text:p text:style-name="P12">- Apache Tomcat which is <text:span text:style-name="T13">a Web server allowing the execution of servlets written in Java. It </text:span>allows to make available <text:span text:style-name="T13">WS</text:span>.</text:p>
      <text:p text:style-name="P12">- RestEasy which is a development chain for simplifying the development of REST <text:span text:style-name="T13">WS.</text:span></text:p>
      <text:p text:style-name="P12">- eclipse for develoing Java code. It also incluses Axis, <text:span text:style-name="T13">a development chain </text:span>for developing SOAP <text:s/><text:span text:style-name="T13">WS.</text:span></text:p>
      <text:p text:style-name="P11"/>
      <text:p text:style-name="P6"><text:span text:style-name="T11">1) </text:span>U<text:span text:style-name="T12">sing a </text:span>WS <text:span text:style-name="T5">REST + JSON</text:span></text:p>
      <text:p text:style-name="P13">We are using ReastEasy to simplify the development of REST WS (client and server sides).</text:p>
      <text:p text:style-name="P15">A REST WS <text:span text:style-name="T24">(students-server) </text:span>has been implemented. It is available at the following URL:</text:p>
      <text:p text:style-name="P14"><text:s/>http://sd-1<text:span text:style-name="T27">60040</text:span>.dedibox.fr:8080/students-server/rest/</text:p>
      <text:p text:style-name="P14">This WS propose<text:span text:style-name="T24">s</text:span> 2 interfaces :</text:p>
      <text:p text:style-name="P4"><text:span text:style-name="T14">Method</text:span> <text:span text:style-name="T6">getstudent</text:span>, param<text:span text:style-name="T14">eters</text:span> <text:span text:style-name="T6">firstname</text:span> <text:span text:style-name="T14">and</text:span> <text:span text:style-name="T6">lastname </text:span>, <text:span text:style-name="T14">returns</text:span> <text:span text:style-name="T14">a</text:span> <text:span text:style-name="T9">JSON</text:span>.</text:p>
      <text:p text:style-name="P9">Ex<text:span text:style-name="T14">a</text:span>mple <text:span text:style-name="T14">of invocation :</text:span></text:p>
      <text:p text:style-name="P3"><text:span text:style-name="T14">http://sd-1</text:span><text:span text:style-name="T26">60040</text:span><text:span text:style-name="T14">.dedibox.fr:8080</text:span>/students-server/rest/getstudent?firstname=Alain&amp;lastname=Tchana</text:p>
      <text:p text:style-name="Standard">{</text:p>
      <text:p text:style-name="Standard"><text:tab/>"firstname":"Alain",</text:p>
      <text:p text:style-name="Standard"><text:tab/>"lastname":"Tchana",</text:p>
      <text:p text:style-name="Standard"><text:tab/>"birthdate":"18/12/1984",</text:p>
      <text:p text:style-name="Standard"><text:tab/>"sex":"male",</text:p>
      <text:p text:style-name="Standard"><text:tab/>"address":"3 rue Jeff Rouchon",</text:p>
      <text:p text:style-name="Standard"><text:tab/>"city":"Toulouse",</text:p>
      <text:p text:style-name="Standard"><text:tab/>"zip":"31000",</text:p>
      <text:p text:style-name="Standard"><text:tab/>"country":"France",</text:p>
      <text:p text:style-name="Standard"><text:tab/>"phone":"0102030405",</text:p>
      <text:p text:style-name="Standard"><text:tab/>"email":"<text:a xlink:type="simple" xlink:href="mailto:alain.tchana@enseeiht.fr" text:style-name="Internet_20_link" text:visited-style-name="Visited_20_Internet_20_Link">alain.tchana@enseeiht.fr</text:a>",</text:p>
      <text:p text:style-name="Standard"><text:tab/>"ine":"1111111111"</text:p>
      <text:p text:style-name="Standard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M<text:span text:style-name="T14">ethod</text:span> <text:span text:style-name="T6">get</text:span><text:span text:style-name="T7">record</text:span> param<text:span text:style-name="T14">eter</text:span> <text:span text:style-name="T7">ine,</text:span> <text:span text:style-name="T14">returns a</text:span> <text:span text:style-name="T9">JSON</text:span>.</text:p>
      <text:p text:style-name="P9">Ex<text:span text:style-name="T14">am</text:span>ple <text:span text:style-name="T14">of invocation</text:span> :</text:p>
      <text:p text:style-name="P3"><text:a xlink:type="simple" xlink:href="http://sd-127206.dedibox.fr:8080/students-server/rest/getrecord?ine=1111111111" text:style-name="Internet_20_link" text:visited-style-name="Visited_20_Internet_20_Link"><text:span text:style-name="T14">http://sd-1</text:span></text:a><text:a xlink:type="simple" xlink:href="http://sd-127206.dedibox.fr:8080/students-server/rest/getrecord?ine=1111111111" text:style-name="Internet_20_link" text:visited-style-name="Visited_20_Internet_20_Link"><text:span text:style-name="T26">60040</text:span></text:a><text:a xlink:type="simple" xlink:href="http://sd-127206.dedibox.fr:8080/students-server/rest/getrecord?ine=1111111111" text:style-name="Internet_20_link" text:visited-style-name="Visited_20_Internet_20_Link"><text:span text:style-name="T14">.dedibox.fr:8080</text:span></text:a><text:a xlink:type="simple" xlink:href="http://sd-127206.dedibox.fr:8080/students-server/rest/getrecord?ine=1111111111" text:style-name="Internet_20_link" text:visited-style-name="Visited_20_Internet_20_Link">/students-server/rest/getrecord?ine=1111111111</text:a></text:p>
      <text:p text:style-name="Standard">{</text:p>
      <text:p text:style-name="Standard"><text:tab/>"mathematics":"12",</text:p>
      <text:p text:style-name="Standard"><text:tab/>"middleware":"14",</text:p>
      <text:p text:style-name="Standard"><text:tab/>"networks":"11",</text:p>
      <text:p text:style-name="Standard"><text:tab/>"systems":"5",</text:p>
      <text:p text:style-name="Standard"><text:tab/>"architecture":"16",</text:p>
      <text:p text:style-name="Standard"><text:tab/>"programming":"18",</text:p>
      <text:p text:style-name="Standard"><text:tab/>"ine":"1111111111"</text:p>
      <text:p text:style-name="Standard">}</text:p>
      <text:p text:style-name="P2"/>
      <text:p text:style-name="P14">First, you can test the availability of the WS with a web browser and the previous URLs.</text:p>
      <text:p text:style-name="P16">Then, implement in Java a client program which invokes this WS (using RestEasy). An exemple is given in the slides of the lecture. </text:p>
      <text:list xml:id="list2314838123" text:style-name="L1">
        <text:list-item>
          <text:p text:style-name="P39">Create a Java project and add in the buildpath the jars from EasyRest (in lib)</text:p>
        </text:list-item>
        <text:list-item>
          <text:p text:style-name="P40">Create the Java Beans which correspond to the JSON objects. You will have 2 beans : Student and Record. You can use this online service to generate these beans from json examples :</text:p>
          <text:p text:style-name="P41"><text:a xlink:type="simple" xlink:href="https://www.site24x7.com/tools/json-to-java.html" text:style-name="Internet_20_link" text:visited-style-name="Visited_20_Internet_20_Link"><text:span text:style-name="T15">https://www.site24x7.com/tools/json-to-java.html</text:span></text:a></text:p>
        </text:list-item>
        <text:list-item>
          <text:p text:style-name="P41"><text:span text:style-name="T19">D</text:span><text:span text:style-name="T15">escribe the interface </text:span><text:span text:style-name="T18">(StudentsInterface) </text:span><text:span text:style-name="T15">of the WS with annotations </text:span><text:span text:style-name="T16">@GET, @Path, @Produces … </text:span></text:p>
        </text:list-item>
      </text:list>
      <text:p text:style-name="P29"><draw:custom-shape text:anchor-type="paragraph" draw:z-index="0" draw:name="Shape1" draw:style-name="gr4" draw:text-style-name="P54" svg:width="15.479cm" svg:height="4.737cm" svg:x="0.893cm" svg:y="-0.042cm"><text:p text:style-name="P53"><text:span text:style-name="T44">@</text:span><text:span text:style-name="T45">Path</text:span><text:span text:style-name="T46">(</text:span><text:span text:style-name="T47">"/rest"</text:span><text:span text:style-name="T46">)</text:span></text:p><text:p text:style-name="P53"><text:span text:style-name="T48">public</text:span><text:span text:style-name="T46"> </text:span><text:span text:style-name="T48">interface</text:span><text:span text:style-name="T46"> StudentsInterface {</text:span></text:p><text:p text:style-name="P53"><text:span text:style-name="T44"/></text:p><text:p text:style-name="P53"><text:span text:style-name="T46"><text:tab/></text:span><text:span text:style-name="T44">@</text:span><text:span text:style-name="T45">GET</text:span></text:p><text:p text:style-name="P53"><text:span text:style-name="T46"><text:tab/></text:span><text:span text:style-name="T44">@</text:span><text:span text:style-name="T45">Path</text:span><text:span text:style-name="T46">(</text:span><text:span text:style-name="T47">"/getstudent"</text:span><text:span text:style-name="T46">)</text:span></text:p><text:p text:style-name="P53"><text:span text:style-name="T46"><text:tab/></text:span><text:span text:style-name="T44">@</text:span><text:span text:style-name="T45">Produces</text:span><text:span text:style-name="T46">({ </text:span><text:span text:style-name="T47">"application/json"</text:span><text:span text:style-name="T46"> })</text:span></text:p><text:p text:style-name="P53"><text:span text:style-name="T46"><text:tab/></text:span><text:span text:style-name="T48">public</text:span><text:span text:style-name="T46"> Student getStudent(</text:span></text:p><text:p text:style-name="P53"><text:span text:style-name="T46"><text:tab/></text:span><text:span text:style-name="T46"><text:tab/></text:span><text:span text:style-name="T44">@</text:span><text:span text:style-name="T45">QueryParam</text:span><text:span text:style-name="T46">(</text:span><text:span text:style-name="T47">"firstname"</text:span><text:span text:style-name="T46">) String </text:span><text:span text:style-name="T49">firstname</text:span><text:span text:style-name="T46">, </text:span></text:p><text:p text:style-name="P53"><text:span text:style-name="T44"><text:tab/></text:span><text:span text:style-name="T44"><text:tab/></text:span><text:span text:style-name="T44">@</text:span><text:span text:style-name="T45">QueryParam</text:span><text:span text:style-name="T46">(</text:span><text:span text:style-name="T47">"lastname"</text:span><text:span text:style-name="T46">) String </text:span><text:span text:style-name="T49">lastname</text:span><text:span text:style-name="T46">);</text:span></text:p><draw:enhanced-geometry svg:viewBox="0 0 21600 21600" draw:type="rectangle" draw:enhanced-path="M 0 0 L 21600 0 21600 21600 0 21600 0 0 Z N"/></draw:custom-shap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213536466982594" text:continue-numbering="true" text:style-name="L1">
        <text:list-item>
          <text:p text:style-name="P41"><text:span text:style-name="T19">P</text:span><text:span text:style-name="T17">rogram </text:span><text:span text:style-name="T18">a Test class </text:span><text:span text:style-name="T17"><text:s/></text:span><text:span text:style-name="T16">(</text:span><text:span text:style-name="T15">notice</text:span><text:span text:style-name="T16">, </text:span><text:span text:style-name="T15">in the URL, do not include "rest" at the end)</text:span></text:p>
        </text:list-item>
      </text:list>
      <text:p text:style-name="P24"/>
      <text:p text:style-name="P30"><draw:custom-shape text:anchor-type="paragraph" draw:z-index="1" draw:name="Shape1" draw:style-name="gr4" draw:text-style-name="P52" svg:width="15.479cm" svg:height="4.737cm" svg:x="0.893cm" svg:y="-0.042cm"><text:p text:style-name="P51"><text:span text:style-name="T35">public</text:span><text:span text:style-name="T36"> </text:span><text:span text:style-name="T35">static</text:span><text:span text:style-name="T36"> </text:span><text:span text:style-name="T35">void</text:span><text:span text:style-name="T36"> main(String[] </text:span><text:span text:style-name="T40">args</text:span><text:span text:style-name="T36">) {</text:span></text:p><text:p text:style-name="P51"><text:span text:style-name="T41"/></text:p><text:p text:style-name="P51"><text:span text:style-name="T42"><text:s text:c="3"/></text:span><text:span text:style-name="T35">final</text:span><text:span text:style-name="T36"> String </text:span><text:span text:style-name="T40">path</text:span><text:span text:style-name="T36"> = "http:·…</text:span><text:span text:style-name="T39">.:8080/students-server"</text:span><text:span text:style-name="T36">; </text:span></text:p><text:p text:style-name="P51"><text:span text:style-name="T41"/></text:p><text:p text:style-name="P51"><text:span text:style-name="T36"><text:s text:c="3"/></text:span><text:span text:style-name="T43">ResteasyClient</text:span><text:span text:style-name="T36"> </text:span><text:span text:style-name="T40">client</text:span><text:span text:style-name="T36"> = </text:span><text:span text:style-name="T35">new</text:span><text:span text:style-name="T36"> </text:span><text:span text:style-name="T43">ResteasyClientBuilder</text:span><text:span text:style-name="T36">().build();</text:span></text:p><text:p text:style-name="P51"><text:span text:style-name="T36"><text:s text:c="3"/></text:span><text:span text:style-name="T43">ResteasyWebTarget</text:span><text:span text:style-name="T36"> </text:span><text:span text:style-name="T40">target</text:span><text:span text:style-name="T36"> = </text:span><text:span text:style-name="T40">client</text:span><text:span text:style-name="T36">.target(</text:span><text:span text:style-name="T43">UriBuilder</text:span><text:span text:style-name="T36">.fromPath(</text:span><text:span text:style-name="T40">path</text:span><text:span text:style-name="T36">));</text:span></text:p><text:p text:style-name="P51"><text:span text:style-name="T36"><text:s text:c="3"/></text:span><text:span text:style-name="T36">StudentInterface </text:span><text:span text:style-name="T40">proxy</text:span><text:span text:style-name="T36"> = </text:span><text:span text:style-name="T40">target</text:span><text:span text:style-name="T36">.proxy(StudentInterface.</text:span><text:span text:style-name="T35">class</text:span><text:span text:style-name="T36">);</text:span></text:p><text:p text:style-name="P51"><text:span text:style-name="T36"/></text:p><text:p text:style-name="P51"><text:span text:style-name="T36"><text:s text:c="3"/></text:span><text:span text:style-name="T36">// try invoking one method</text:span></text:p><draw:enhanced-geometry svg:viewBox="0 0 21600 21600" draw:type="rectangle" draw:enhanced-path="M 0 0 L 21600 0 21600 21600 0 21600 0 0 Z N"/></draw:custom-shape></text:p>
      <text:p text:style-name="P30"/>
      <text:p text:style-name="P30"/>
      <text:p text:style-name="P30"/>
      <text:p text:style-name="P30"/>
      <text:p text:style-name="P30"/>
      <text:p text:style-name="P30"/>
      <text:p text:style-name="P28"/>
      <text:p text:style-name="P2"/>
      <text:p text:style-name="P7"><text:soft-page-break/><text:span text:style-name="T11">2) Creation of a REST </text:span>WS + <text:span text:style-name="T24">JSON</text:span></text:p>
      <text:p text:style-name="P21">Create a REST WS which allows to get from the firstname and lastname of a student the record of his marks (returned as a JSON). Therefore this WS must use the previous WS to first get the student object from the firstname/lastname and then use the previous WS to second get the mark record from the INE of the student.</text:p>
      <text:p text:style-name="P21">The interface of this REST WS is :</text:p>
      <text:p text:style-name="P5"><text:span text:style-name="T22">Method</text:span> <text:span text:style-name="T6">get</text:span><text:span text:style-name="T7">mark</text:span><text:span text:style-name="T8">s</text:span>, <text:span text:style-name="T22">parameter</text:span> <text:span text:style-name="T6">firstname,</text:span> <text:span text:style-name="T6">lastname</text:span>, <text:span text:style-name="T22">returns a </text:span><text:span text:style-name="T10">JSON</text:span><text:span text:style-name="T22"> (record of marks).</text:span></text:p>
      <text:p text:style-name="P17">The returned JSON looks like :</text:p>
      <text:p text:style-name="P18">{"mathematics":"12","middleware":"14","networks":"11","systems":"5","architecture":"16","programming":"18","ine":"1111111111"}</text:p>
      <text:p text:style-name="P18"/>
      <text:p text:style-name="P17">You should be able to test this REST WS with a web browser with the following URL :</text:p>
      <text:p text:style-name="P17"><text:a xlink:type="simple" xlink:href="http://localhost:8080/marks-server/rest/getmarks?firstname=Alain&amp;lastname=Tchana" text:style-name="Internet_20_link" text:visited-style-name="Visited_20_Internet_20_Link">http://localhost:8080/marks-server/rest/getmarks?firstname=Alain&amp;lastname=Tchana</text:a></text:p>
      <text:list xml:id="list3847554389" text:style-name="L2">
        <text:list-item>
          <text:p text:style-name="P42">Create a Dynamic Web Project and add in the buildpath the jars from EasyRest (in lib)</text:p>
        </text:list-item>
        <text:list-item>
          <text:p text:style-name="P42">Create a package for your application</text:p>
        </text:list-item>
        <text:list-item>
          <text:p text:style-name="P44">As this WS is client of the previous WS (students-server), you will need the <text:span text:style-name="T23">interface of this WS (</text:span><text:span text:style-name="T20">StudentsInterface</text:span><text:span text:style-name="T21">) and the </text:span>classes Record and Student from the previous client.</text:p>
        </text:list-item>
        <text:list-item>
          <text:p text:style-name="P45">You have to implement a class (Marks) for this new REST WS as follows</text:p>
        </text:list-item>
      </text:list>
      <text:p text:style-name="P25"><draw:custom-shape text:anchor-type="paragraph" draw:z-index="2" draw:name="Shape1" draw:style-name="gr3" draw:text-style-name="P50" svg:width="15.479cm" svg:height="6.333cm" svg:x="0.893cm" svg:y="0.445cm"><text:p text:style-name="P49"><text:span text:style-name="T38">@Path</text:span><text:span text:style-name="T36">(</text:span><text:span text:style-name="T39">"/rest"</text:span><text:span text:style-name="T36">)</text:span></text:p><text:p text:style-name="P49"><text:span text:style-name="T35">public</text:span><text:span text:style-name="T36"> </text:span><text:span text:style-name="T35">class</text:span><text:span text:style-name="T36"> Marks {</text:span></text:p><text:p text:style-name="P49"><text:span text:style-name="T36"><text:tab/></text:span></text:p><text:p text:style-name="P49"><text:span text:style-name="T36"><text:tab/></text:span><text:span text:style-name="T35">final</text:span><text:span text:style-name="T36"> String </text:span><text:span text:style-name="T37">path</text:span><text:span text:style-name="T36"> = "http:·</text:span><text:span text:style-name="T39">../students-server"</text:span><text:span text:style-name="T36">; </text:span></text:p><text:p text:style-name="P49"><text:span text:style-name="T36"/></text:p><text:p text:style-name="P49"><text:span text:style-name="T36">@GET</text:span></text:p><text:p text:style-name="P49"><text:span text:style-name="T38">@Path</text:span><text:span text:style-name="T36">(</text:span><text:span text:style-name="T39">"/getmarks"</text:span><text:span text:style-name="T36">)</text:span></text:p><text:p text:style-name="P49"><text:span text:style-name="T38">@Produces</text:span><text:span text:style-name="T36">({ </text:span><text:span text:style-name="T39">"application/json"</text:span><text:span text:style-name="T36"> })</text:span></text:p><text:p text:style-name="P49"><text:span text:style-name="T35">public</text:span><text:span text:style-name="T36"> Record getMark(</text:span><text:span text:style-name="T38">@QueryParam</text:span><text:span text:style-name="T36">(</text:span><text:span text:style-name="T39">"firstname"</text:span><text:span text:style-name="T36">) String </text:span><text:span text:style-name="T40">firstname</text:span><text:span text:style-name="T36">, </text:span></text:p><text:p text:style-name="P49"><text:span text:style-name="T36"><text:s text:c="21"/></text:span><text:span text:style-name="T38">@QueryParam</text:span><text:span text:style-name="T36">(</text:span><text:span text:style-name="T39">"lastname"</text:span><text:span text:style-name="T36">) String </text:span><text:span text:style-name="T40">lastname</text:span><text:span text:style-name="T36">) {</text:span></text:p><text:p text:style-name="P49"><text:span text:style-name="T36"><text:s text:c="3"/></text:span></text:p><text:p text:style-name="P49"><text:span text:style-name="T36">// invoke getstudent and getmark and return the record</text:span></text:p><draw:enhanced-geometry svg:viewBox="0 0 21600 21600" draw:type="rectangle" draw:enhanced-path="M 0 0 L 21600 0 21600 21600 0 21600 0 0 Z N"/></draw:custom-shap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/>
      <text:list xml:id="list213535120641804" text:continue-numbering="true" text:style-name="L2">
        <text:list-item>
          <text:p text:style-name="P45">You need to add a class RestApp</text:p>
        </text:list-item>
      </text:list>
      <text:p text:style-name="P25"><draw:custom-shape text:anchor-type="paragraph" draw:z-index="3" draw:name="Shape1" draw:style-name="gr2" draw:text-style-name="P50" svg:width="15.479cm" svg:height="4.61cm" svg:x="0.893cm" svg:y="0.445cm"><text:p text:style-name="P49"><text:span text:style-name="T35">public</text:span><text:span text:style-name="T36"> </text:span><text:span text:style-name="T35">class</text:span><text:span text:style-name="T36"> RestApp </text:span><text:span text:style-name="T35">extends</text:span><text:span text:style-name="T36"> Application {</text:span></text:p><text:p text:style-name="P49"><text:span text:style-name="T36"><text:tab/></text:span><text:span text:style-name="T35">private</text:span><text:span text:style-name="T36"> Set&lt;Object&gt; </text:span><text:span text:style-name="T37">singletons</text:span><text:span text:style-name="T36"> = </text:span><text:span text:style-name="T35">new</text:span><text:span text:style-name="T36"> HashSet&lt;Object&gt;();</text:span></text:p><text:p text:style-name="P49"><text:span text:style-name="T36"><text:tab/></text:span><text:span text:style-name="T35">public</text:span><text:span text:style-name="T36"> RestApp() {</text:span></text:p><text:p text:style-name="P49"><text:span text:style-name="T36"><text:tab/></text:span><text:span text:style-name="T36"><text:tab/></text:span><text:span text:style-name="T37">singletons</text:span><text:span text:style-name="T36">.add(</text:span><text:span text:style-name="T35">new</text:span><text:span text:style-name="T36"> Marks());</text:span></text:p><text:p text:style-name="P49"><text:span text:style-name="T36"><text:tab/></text:span><text:span text:style-name="T36">}</text:span></text:p><text:p text:style-name="P49"><text:span text:style-name="T36"><text:tab/></text:span><text:span text:style-name="T35">public</text:span><text:span text:style-name="T36"> Set&lt;Object&gt; getSingletons() {</text:span></text:p><text:p text:style-name="P49"><text:span text:style-name="T36"><text:tab/></text:span><text:span text:style-name="T36"><text:tab/></text:span><text:span text:style-name="T35">return</text:span><text:span text:style-name="T36"> </text:span><text:span text:style-name="T37">singletons</text:span><text:span text:style-name="T36">;</text:span></text:p><text:p text:style-name="P49"><text:span text:style-name="T36"><text:tab/></text:span><text:span text:style-name="T36">}</text:span></text:p><text:p text:style-name="P49"><text:span text:style-name="T36">}</text:span></text:p><draw:enhanced-geometry svg:viewBox="0 0 21600 21600" draw:type="rectangle" draw:enhanced-path="M 0 0 L 21600 0 21600 21600 0 21600 0 0 Z N"/></draw:custom-shap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6"><text:soft-page-break/></text:p>
      <text:list xml:id="list213535948708263" text:continue-numbering="true" text:style-name="L2">
        <text:list-item>
          <text:p text:style-name="P46">You need to a file web.xml in the WebContent/WEB-INF folder</text:p>
        </text:list-item>
      </text:list>
      <text:p text:style-name="P26"><draw:custom-shape text:anchor-type="paragraph" draw:z-index="4" draw:name="Shape1" draw:style-name="gr1" draw:text-style-name="P48" svg:width="15.479cm" svg:height="7.339cm" svg:x="0.893cm" svg:y="0.048cm"><text:p text:style-name="P47"><text:span text:style-name="T29">&lt;?</text:span><text:span text:style-name="T30">xml</text:span><text:span text:style-name="T31"> </text:span><text:span text:style-name="T32">version</text:span><text:span text:style-name="T33">=</text:span><text:span text:style-name="T34">"1.0"</text:span><text:span text:style-name="T31"> </text:span><text:span text:style-name="T32">encoding</text:span><text:span text:style-name="T33">=</text:span><text:span text:style-name="T34">"UTF-8"</text:span><text:span text:style-name="T29">?&gt;</text:span></text:p><text:p text:style-name="P47"><text:span text:style-name="T29">&lt;</text:span><text:span text:style-name="T30">web-app</text:span><text:span text:style-name="T31"> </text:span><text:span text:style-name="T32">xmlns:xsi</text:span><text:span text:style-name="T33">=</text:span><text:span text:style-name="T34">"</text:span><text:span text:style-name="T34"><text:a xlink:href="http://www.w3.org/2001/XMLSchema-instance" xlink:type="simple">http://www.w3.org/2001/XMLSchema-instance</text:a></text:span><text:span text:style-name="T34">"</text:span></text:p><text:p text:style-name="P47"><text:span text:style-name="T31"><text:s/></text:span><text:span text:style-name="T32">xmlns</text:span><text:span text:style-name="T33">=</text:span><text:span text:style-name="T34">"http://xmlns.jcp.org/xml/ns/javaee"</text:span><text:span text:style-name="T31"> </text:span></text:p><text:p text:style-name="P47"><text:span text:style-name="T32">xsi:schemaLocation</text:span><text:span text:style-name="T33">=</text:span><text:span text:style-name="T34">"http://xmlns.jcp.org/xml/ns/javaee </text:span></text:p><text:p text:style-name="P47"><text:span text:style-name="T34">http://xmlns.jcp.org/xml/ns/javaee/web-app_3_1.xsd"</text:span><text:span text:style-name="T31"> </text:span><text:span text:style-name="T32">version</text:span><text:span text:style-name="T33">=</text:span><text:span text:style-name="T34">"3.1"</text:span><text:span text:style-name="T29">&gt;</text:span></text:p><text:p text:style-name="P47"><text:span text:style-name="T33"><text:s text:c="2"/></text:span><text:span text:style-name="T29">&lt;</text:span><text:span text:style-name="T30">display-name</text:span><text:span text:style-name="T29">&gt;</text:span><text:span text:style-name="T33">essai-server</text:span><text:span text:style-name="T29">&lt;/</text:span><text:span text:style-name="T30">display-name</text:span><text:span text:style-name="T29">&gt;</text:span></text:p><text:p text:style-name="P47"><text:span text:style-name="T33"><text:s text:c="2"/></text:span><text:span text:style-name="T29">&lt;</text:span><text:span text:style-name="T30">servlet</text:span><text:span text:style-name="T29">&gt;</text:span></text:p><text:p text:style-name="P47"><text:span text:style-name="T33"><text:s text:c="4"/></text:span><text:span text:style-name="T29">&lt;</text:span><text:span text:style-name="T30">servlet-name</text:span><text:span text:style-name="T29">&gt;</text:span><text:span text:style-name="T33">resteasy-servlet</text:span><text:span text:style-name="T29">&lt;/</text:span><text:span text:style-name="T30">servlet-name</text:span><text:span text:style-name="T29">&gt;</text:span></text:p><text:p text:style-name="P47"><text:span text:style-name="T33"><text:s text:c="4"/></text:span><text:span text:style-name="T29">&lt;</text:span><text:span text:style-name="T30">servlet-class</text:span><text:span text:style-name="T29">&gt;</text:span></text:p><text:p text:style-name="P47"><text:span text:style-name="T31"><text:s text:c="12"/></text:span><text:span text:style-name="T31">org.jboss.resteasy.plugins.server.servlet.HttpServletDispatcher</text:span></text:p><text:p text:style-name="P47"><text:span text:style-name="T33"><text:s text:c="8"/></text:span><text:span text:style-name="T29">&lt;/</text:span><text:span text:style-name="T30">servlet-class</text:span><text:span text:style-name="T29">&gt;</text:span></text:p><text:p text:style-name="P47"><text:span text:style-name="T33"><text:s text:c="4"/></text:span><text:span text:style-name="T29">&lt;</text:span><text:span text:style-name="T30">init-param</text:span><text:span text:style-name="T29">&gt;</text:span></text:p><text:p text:style-name="P47"><text:span text:style-name="T33"><text:s text:c="6"/></text:span><text:span text:style-name="T29">&lt;</text:span><text:span text:style-name="T30">param-name</text:span><text:span text:style-name="T29">&gt;</text:span><text:span text:style-name="T33">javax.ws.rs.Application</text:span><text:span text:style-name="T29">&lt;/</text:span><text:span text:style-name="T30">param-name</text:span><text:span text:style-name="T29">&gt;</text:span></text:p><text:p text:style-name="P47"><text:span text:style-name="T33"><text:s text:c="6"/></text:span><text:span text:style-name="T29">&lt;</text:span><text:span text:style-name="T30">param-value</text:span><text:span text:style-name="T29">&gt;</text:span><text:span text:style-name="T33">pack.RestApp</text:span><text:span text:style-name="T29">&lt;/</text:span><text:span text:style-name="T30">param-value</text:span><text:span text:style-name="T29">&gt;</text:span></text:p><text:p text:style-name="P47"><text:span text:style-name="T33"><text:s text:c="4"/></text:span><text:span text:style-name="T29">&lt;/</text:span><text:span text:style-name="T30">init-param</text:span><text:span text:style-name="T29">&gt;</text:span></text:p><text:p text:style-name="P47"><text:span text:style-name="T33"><text:s text:c="2"/></text:span><text:span text:style-name="T29">&lt;/</text:span><text:span text:style-name="T30">servlet</text:span><text:span text:style-name="T29">&gt;</text:span></text:p><text:p text:style-name="P47"><text:span text:style-name="T33"><text:s text:c="2"/></text:span><text:span text:style-name="T29">&lt;</text:span><text:span text:style-name="T30">servlet-mapping</text:span><text:span text:style-name="T29">&gt;</text:span></text:p><text:p text:style-name="P47"><text:span text:style-name="T33"><text:s text:c="4"/></text:span><text:span text:style-name="T29">&lt;</text:span><text:span text:style-name="T30">servlet-name</text:span><text:span text:style-name="T29">&gt;</text:span><text:span text:style-name="T33">resteasy-servlet</text:span><text:span text:style-name="T29">&lt;/</text:span><text:span text:style-name="T30">servlet-name</text:span><text:span text:style-name="T29">&gt;</text:span></text:p><text:p text:style-name="P47"><text:span text:style-name="T33"><text:s text:c="4"/></text:span><text:span text:style-name="T29">&lt;</text:span><text:span text:style-name="T30">url-pattern</text:span><text:span text:style-name="T29">&gt;</text:span><text:span text:style-name="T33">/rest/*</text:span><text:span text:style-name="T29">&lt;/</text:span><text:span text:style-name="T30">url-pattern</text:span><text:span text:style-name="T29">&gt;</text:span></text:p><text:p text:style-name="P47"><text:span text:style-name="T33"><text:s text:c="2"/></text:span><text:span text:style-name="T29">&lt;/</text:span><text:span text:style-name="T30">servlet-mapping</text:span><text:span text:style-name="T29">&gt;</text:span></text:p><text:p text:style-name="P47"><text:span text:style-name="T29">&lt;/</text:span><text:span text:style-name="T30">web-app</text:span><text:span text:style-name="T29">&gt;</text:span></text:p><draw:enhanced-geometry svg:viewBox="0 0 21600 21600" draw:type="rectangle" draw:enhanced-path="M 0 0 L 21600 0 21600 21600 0 21600 0 0 Z N"/></draw:custom-shape></text:p>
      <text:p text:style-name="P32"/>
      <text:p text:style-name="P32"/>
      <text:p text:style-name="P32"/>
      <text:p text:style-name="P32"/>
      <text:p text:style-name="P32"/>
      <text:p text:style-name="P32"/>
      <text:p text:style-name="P34"/>
      <text:p text:style-name="P35"/>
      <text:p text:style-name="P33"/>
      <text:p text:style-name="P33"/>
      <text:p text:style-name="P5"/>
      <text:p text:style-name="P20"/>
      <text:p text:style-name="P20">In order to use Tomcat :</text:p>
      <text:list xml:id="list10450552" text:style-name="L3">
        <text:list-item>
          <text:p text:style-name="P43">Uncompress the archive of Tomcat</text:p>
        </text:list-item>
        <text:list-item>
          <text:p text:style-name="P43">Use the install-tc.sh script to install the jars from RestEasy in Tomcat (you have to adapt the script).</text:p>
        </text:list-item>
        <text:list-item>
          <text:p text:style-name="P43">Go in the bin directory of Tomcat and launch Tomcat : ./startup.sh</text:p>
        </text:list-item>
        <text:list-item>
          <text:p text:style-name="P43">Export the war file from you project and store it in the webapp directory of Tomcat</text:p>
        </text:list-item>
      </text:list>
      <text:p text:style-name="P20">You can then test your REST WS with the URL :</text:p>
      <text:p text:style-name="P19"><text:a xlink:type="simple" xlink:href="http://localhost:8080/marks-server/rest/getmarks?firstname=Alain&amp;lastname=Tchana" text:style-name="Internet_20_link" text:visited-style-name="Visited_20_Internet_20_Link">http://localhost:8080/marks-server/rest/getmarks?firstname=Alain&amp;lastname=Tchana</text:a></text:p>
      <text:p text:style-name="P10"/>
      <text:p text:style-name="P8"><text:span text:style-name="T25">3) </text:span>Creation and test of a SOAP WS</text:p>
      <text:p text:style-name="P23">You can test the sequence of creation and test of a SOAP WS as seen in the lecture. 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modern" style:font-pitch="fixed"/>
    <style:font-face style:name="FreeSans" svg:font-family="FreeSans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roman" style:font-pitch="variable"/>
    <style:font-face style:name="Lohit Hindi3" svg:font-family="'Lohit Hindi'" style:font-family-generic="system" style:font-pitch="variable"/>
    <style:font-face style:name="Monospace" svg:font-family="Monospace"/>
    <style:font-face style:name="Monospace1" svg:font-family="Monospace" style:font-pitch="variable"/>
    <style:font-face style:name="Monospace2" svg:font-family="Monospace" style:font-family-generic="roman" style:font-pitch="variable"/>
    <style:font-face style:name="OpenSymbol" svg:font-family="OpenSymbol" style:font-charset="x-symbol"/>
    <style:font-face style:name="Tahoma" svg:font-family="Tahoma" style:font-family-generic="roman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WenQuanYi Micro Hei1" style:font-size-asian="10.5pt" style:language-asian="zh" style:country-asian="CN" style:font-name-complex="Lohit Hindi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1" fo:font-size="12pt" fo:language="fr" fo:country="FR" style:letter-kerning="true" style:font-name-asian="WenQuanYi Micro Hei1" style:font-size-asian="10.5pt" style:language-asian="zh" style:country-asian="CN" style:font-name-complex="Lohit Hindi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3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1" fo:font-family="'Liberation Serif'" style:font-family-generic="roman" style:font-pitch="variable" fo:font-size="18pt" fo:font-weight="bold" style:font-name-asian="WenQuanYi Micro Hei1" style:font-family-asian="'WenQuanYi Micro Hei'" style:font-family-generic-asian="system" style:font-pitch-asian="variable" style:font-size-asian="18pt" style:font-weight-asian="bold" style:font-name-complex="Lohit Hindi3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" style:family="paragraph" style:parent-style-name="Standard" style:default-outline-level="">
      <style:paragraph-properties fo:margin-left="0cm" fo:margin-right="0cm" fo:margin-top="0.42cm" fo:margin-bottom="0.21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2" style:family="paragraph" style:parent-style-name="Standard" style:default-outline-level="">
      <style:paragraph-properties fo:margin-left="0cm" fo:margin-right="0cm" fo:margin-top="0.42cm" fo:margin-bottom="0.21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2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Titel" style:display-name="Standard~LT~Titel" style:family="paragraph" style:default-outline-level="">
      <style:paragraph-properties fo:margin-left="1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font-name-asian="Tahoma2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Untertitel" style:display-name="Standard~LT~Untertitel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2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2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2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2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loext:opacity="100%" style:font-name="FreeSans" fo:font-family="FreeSans" style:font-family-generic="roman" fo:font-size="18pt" style:letter-kerning="true" style:font-name-asian="Tahoma2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2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2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2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1" style:display-name="Plan 1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2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2" style:display-name="Plan 2" style:family="paragraph" style:parent-style-name="Plan_20_1" style:default-outline-level="">
      <style:paragraph-properties fo:margin-left="0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Plan_20_3" style:display-name="Plan 3" style:family="paragraph" style:parent-style-name="Plan_20_2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Plan_20_4" style:display-name="Plan 4" style:family="paragraph" style:parent-style-name="Plan_20_3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5" style:display-name="Plan 5" style:family="paragraph" style:parent-style-name="Plan_20_4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6" style:display-name="Plan 6" style:family="paragraph" style:parent-style-name="Plan_20_5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7" style:display-name="Plan 7" style:family="paragraph" style:parent-style-name="Plan_20_6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8" style:display-name="Plan 8" style:family="paragraph" style:parent-style-name="Plan_20_7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Plan_20_9" style:display-name="Plan 9" style:family="paragraph" style:parent-style-name="Plan_20_8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1" style:display-name="Titre1~LT~Gliederung 1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2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0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40pt" fo:font-style="normal" fo:text-shadow="none" style:text-underline-style="none" fo:font-weight="normal" style:font-name-asian="Tahoma2" style:font-family-asian="Tahoma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Untertitel" style:display-name="Titre1~LT~Untertitel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2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2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2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2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2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fo:line-height="105%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1" fo:font-family="Tahoma" style:font-family-generic="roman" style:font-pitch="variable" fo:font-size="24pt" fo:font-style="normal" fo:text-shadow="none" style:text-underline-style="none" fo:font-weight="normal" style:font-name-asian="Tahoma2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fo:line-height="105%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1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fo:line-height="105%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1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fo:line-height="105%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1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fo:line-height="105%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1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fo:line-height="105%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1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fo:line-height="105%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1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Title1" style:family="paragraph" style:parent-style-name="Default" style:default-outline-level="">
      <style:paragraph-properties fo:margin-top="0cm" fo:margin-bottom="0cm" style:contextual-spacing="false" fo:line-height="105%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1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fo:line-height="105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1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fo:line-height="105%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1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2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2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utline_20_1" style:display-name="Outline 1" style:family="paragraph" style:default-outline-level="">
      <style:paragraph-properties fo:margin-top="0.212cm" fo:margin-bottom="0cm" style:contextual-spacing="false" fo:line-height="98%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1" fo:font-family="Tahoma" style:font-family-generic="roman" style:font-pitch="variable" fo:font-size="24pt" fo:font-style="normal" fo:text-shadow="none" style:text-underline-style="none" fo:font-weight="normal" style:font-name-asian="Tahoma2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Outline_20_2" style:display-name="Outline 2" style:family="paragraph" style:parent-style-name="Outline_20_1" style:default-outline-level="">
      <style:paragraph-properties fo:margin-top="0.176cm" fo:margin-bottom="0cm" style:contextual-spacing="false" fo:line-height="98%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Tahoma1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/>
    </style:style>
    <style:style style:name="Outline_20_3" style:display-name="Outline 3" style:family="paragraph" style:parent-style-name="Outline_20_2" style:default-outline-level="">
      <style:paragraph-properties fo:margin-top="0.159cm" fo:margin-bottom="0cm" style:contextual-spacing="false" fo:line-height="98%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/>
    </style:style>
    <style:style style:name="Outline_20_4" style:display-name="Outline 4" style:family="paragraph" style:parent-style-name="Outline_20_3" style:default-outline-level="">
      <style:paragraph-properties fo:margin-top="0.159cm" fo:margin-bottom="0cm" style:contextual-spacing="false" fo:line-height="98%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/>
    </style:style>
    <style:style style:name="Outline_20_5" style:display-name="Outline 5" style:family="paragraph" style:parent-style-name="Outline_20_4" style:default-outline-level="">
      <style:paragraph-properties fo:margin-top="0.159cm" fo:margin-bottom="0cm" style:contextual-spacing="false" fo:line-height="98%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/>
    </style:style>
    <style:style style:name="Outline_20_6" style:display-name="Outline 6" style:family="paragraph" style:parent-style-name="Outline_20_5" style:default-outline-level="">
      <style:paragraph-properties fo:margin-top="0.159cm" fo:margin-bottom="0cm" style:contextual-spacing="false" fo:line-height="98%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/>
    </style:style>
    <style:style style:name="Outline_20_7" style:display-name="Outline 7" style:family="paragraph" style:parent-style-name="Outline_20_6" style:default-outline-level="">
      <style:paragraph-properties fo:margin-top="0.159cm" fo:margin-bottom="0cm" style:contextual-spacing="false" fo:line-height="98%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/>
    </style:style>
    <style:style style:name="Outline_20_8" style:display-name="Outline 8" style:family="paragraph" style:parent-style-name="Outline_20_7" style:default-outline-level="">
      <style:paragraph-properties fo:margin-top="0.159cm" fo:margin-bottom="0cm" style:contextual-spacing="false" fo:line-height="98%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/>
    </style:style>
    <style:style style:name="Outline_20_9" style:display-name="Outline 9" style:family="paragraph" style:parent-style-name="Outline_20_8" style:default-outline-level="">
      <style:paragraph-properties fo:margin-top="0.159cm" fo:margin-bottom="0cm" style:contextual-spacing="false" fo:line-height="98%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AR PL SungtiL GB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gimont </meta:initial-creator>
    <meta:creation-date>2014-08-31T14:46:20</meta:creation-date>
    <dc:date>2024-03-03T21:35:34.106925304</dc:date>
    <meta:editing-duration>PT14H34M25S</meta:editing-duration>
    <meta:editing-cycles>62</meta:editing-cycles>
    <meta:generator>LibreOffice/7.3.7.2$Linux_X86_64 LibreOffice_project/30$Build-2</meta:generator>
    <meta:document-statistic meta:table-count="0" meta:image-count="0" meta:object-count="0" meta:page-count="4" meta:paragraph-count="70" meta:word-count="605" meta:character-count="4022" meta:non-whitespace-character-count="3474"/>
  </office:meta>
</office:document-meta>
</file>